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e3b4" officeooo:paragraph-rsid="000ee3b4"/>
    </style:style>
    <style:style style:name="P2" style:family="paragraph" style:parent-style-name="Standard">
      <style:text-properties officeooo:rsid="000f177d" officeooo:paragraph-rsid="000f177d"/>
    </style:style>
    <style:style style:name="P3" style:family="paragraph" style:parent-style-name="Standard">
      <style:text-properties officeooo:rsid="0010dadc" officeooo:paragraph-rsid="0010dadc"/>
    </style:style>
    <style:style style:name="P4" style:family="paragraph" style:parent-style-name="Standard">
      <style:text-properties officeooo:rsid="001142a3" officeooo:paragraph-rsid="001142a3"/>
    </style:style>
    <style:style style:name="T1" style:family="text">
      <style:text-properties officeooo:rsid="0010d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th date of saint patrick</text:p>
      <text:p text:style-name="P1">patron saint of ireland</text:p>
      <text:p text:style-name="P1">17th march</text:p>
      <text:p text:style-name="P1">green color (chicago river, beer (excepted guinness))</text:p>
      <text:p text:style-name="P1">wear shamrock (saint patrick used it for explaining the holy trinity)</text:p>
      <text:p text:style-name="P2">originally blue colour 1783, <text:s/><text:span text:style-name="T1">green associated with irish nationalism(cause of united irishmen)</text:span></text:p>
      <text:p text:style-name="P3">rebellion in 1798 against british rule („wearing green“)</text:p>
      <text:p text:style-name="P4">throughout 19th 20th centuries green became more popular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11:17:54.624046166</meta:creation-date>
    <dc:date>2016-01-17T12:05:45.485601268</dc:date>
    <meta:editing-duration>PT26M20S</meta:editing-duration>
    <meta:editing-cycles>3</meta:editing-cycles>
    <meta:generator>LibreOffice/5.0.4.2$Linux_X86_64 LibreOffice_project/00m0$Build-2</meta:generator>
    <meta:document-statistic meta:table-count="0" meta:image-count="0" meta:object-count="0" meta:page-count="1" meta:paragraph-count="8" meta:word-count="57" meta:character-count="389" meta:non-whitespace-character-count="339"/>
  </office:meta>
</office:document-meta>
</file>